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6d3c" officeooo:paragraph-rsid="001b6d3c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Courier" fo:font-size="16pt" fo:font-style="italic" fo:font-weight="bold" officeooo:rsid="001b6d3c" officeooo:paragraph-rsid="001b6d3c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rsid="001b6d3c" officeooo:paragraph-rsid="001b6d3c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6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aith Has Found a Resting Place</text:p>
      <text:p text:style-name="P6"/>
      <text:p text:style-name="P5">My faith has found a resting place,</text:p>
      <text:p text:style-name="P5">Not in a man-made creed;</text:p>
      <text:p text:style-name="P5">I trust the ever living One,</text:p>
      <text:p text:style-name="P5">That He for me will plead.</text:p>
      <text:p text:style-name="P5"/>
      <text:p text:style-name="P5">Enough for me that Jesus saves,</text:p>
      <text:p text:style-name="P5">This ends my fear and doubt;</text:p>
      <text:p text:style-name="P5">A sinful soul I come to Him,</text:p>
      <text:p text:style-name="P5">He will not cast me out.</text:p>
      <text:p text:style-name="P5"/>
      <text:p text:style-name="P5">My soul is resting on the Word,</text:p>
      <text:p text:style-name="P5">The living Word of God;</text:p>
      <text:p text:style-name="P5">Salvation in my Savior’s name,</text:p>
      <text:p text:style-name="P5">Salvation through His blood.</text:p>
      <text:p text:style-name="P5"/>
      <text:p text:style-name="P5">The great Physician heals the sick,</text:p>
      <text:p text:style-name="P5">The lost He came to save;</text:p>
      <text:p text:style-name="P5">For me His precious blood He shed,</text:p>
      <text:p text:style-name="P5">For me His life He gave.</text:p>
      <text:p text:style-name="P4"/>
      <text:p text:style-name="P2">Refrain</text:p>
      <text:p text:style-name="P2"/>
      <text:p text:style-name="P3">I need no other argument,</text:p>
      <text:p text:style-name="P3">I need no other plea;</text:p>
      <text:p text:style-name="P3">It is enough that Jesus died</text:p>
      <text:p text:style-name="P3">And that He died for me.</text:p>
      <text:p text:style-name="P4"/>
      <text:p text:style-name="P4"/>
      <text:p text:style-name="P4">Composer: <text:span text:style-name="T1">Norwegian Melody</text:span></text:p>
      <text:p text:style-name="P4">Lyricist: <text:span text:style-name="T1">Lidie E. Edmund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3:34:11.246000000</meta:creation-date>
    <meta:editing-duration>PT6M21S</meta:editing-duration>
    <meta:editing-cycles>2</meta:editing-cycles>
    <meta:generator>LibreOffice/6.3.3.2$Windows_X86_64 LibreOffice_project/a64200df03143b798afd1ec74a12ab50359878ed</meta:generator>
    <dc:title>Tuba Hymn Lyrics</dc:title>
    <dc:date>2020-04-24T13:40:32.050000000</dc:date>
    <meta:document-statistic meta:table-count="0" meta:image-count="0" meta:object-count="0" meta:page-count="1" meta:paragraph-count="24" meta:word-count="132" meta:character-count="645" meta:non-whitespace-character-count="537"/>
    <meta:template xlink:type="simple" xlink:actuate="onRequest" xlink:title="Tuba Hymn Lyrics" xlink:href="../../../../../AppData/Roaming/LibreOffice/4/user/template/Tuba%20Hymn%20Lyrics.ott" meta:date="2020-04-24T13:34:11.024000000"/>
  </office:meta>
</office:document-meta>
</file>